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office:value-type="float" office:value="371">
            <text:p>371</text:p>
          </table:table-cell>
          <table:table-cell office:value-type="float" office:value="45069">
            <text:p>45069</text:p>
          </table:table-cell>
          <table:table-cell office:value-type="float" office:value="7512">
            <text:p>7512</text:p>
          </table:table-cell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2"/>
          <table:table-cell office:value-type="float" office:value="8322">
            <text:p>8322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4:41:27.05</dc:date>
    <meta:editing-cycles>99</meta:editing-cycles>
    <meta:editing-duration>PT5H27M2S</meta:editing-duration>
    <meta:document-statistic meta:table-count="18" meta:cell-count="298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